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59.99mm" svg:height="89.99mm" svg:x="167.03mm" svg:y="5.85mm">
            <loext:p draw:notify-on-update-of-ranges="List1.D1:List1.D1 List1.D2:List1.D33 List1.E1:List1.E1 List1.E2:List1.E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ucket size</text:p>
          </table:table-cell>
          <table:table-cell office:value-type="string" calcext:value-type="string">
            <text:p>build time (sec)</text:p>
          </table:table-cell>
          <table:table-cell office:value-type="string" calcext:value-type="string">
            <text:p># packages</text:p>
          </table:table-cell>
        </table:table-row>
        <table:table-row table:style-name="ro1">
          <table:table-cell office:value-type="string" calcext:value-type="string">
            <text:p>yast2-trans</text:p>
          </table:table-cell>
          <table:table-cell office:value-type="float" office:value="617" calcext:value-type="float">
            <text:p>6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32" table:formula="of:=FREQUENCY([.B2:.B201];[.D2:.D2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storage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[.D2]+[.$C$2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st2-core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D3]+[.$C$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yui-ncurses-doc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4]+[.$C$2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byui-qt-graph-doc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D5]+[.$C$2]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D6]+[.$C$2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ibyui-qt-doc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D7]+[.$C$2]"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byui-doc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D8]+[.$C$2]"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bygem-docker-api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D9]+[.$C$2]"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yast2-nis-client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D10]+[.$C$2]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ast2-firewall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11]+[.$C$2]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byui-qt-pkg-doc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D12]+[.$C$2]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ast2-auth-server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D13]+[.$C$2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ast2-dbus-server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D14]+[.$C$2]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st2-perl-bindings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D15]+[.$C$2]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yui-ncurses-pkg-doc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D16]+[.$C$2]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st2-storage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D17]+[.$C$2]"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st2-vm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D18]+[.$C$2]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ygem-ruby-lint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D19]+[.$C$2]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st2-installation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D20]+[.$C$2]"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gem-domain_name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D21]+[.$C$2]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D22]+[.$C$2]"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st2-add-on-creator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D23]+[.$C$2]"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st2-slp-server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D24]+[.$C$2]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st2-python-bindings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D25]+[.$C$2]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yui-ncurses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D26]+[.$C$2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st2-security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D27]+[.$C$2]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ygem-parser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D28]+[.$C$2]"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yui-ncurses-pkg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D29]+[.$C$2]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ygem-rest-client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30]+[.$C$2]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st2-ruby-bindings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31]+[.$C$2]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st2-instserver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D32]+[.$C$2]"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yui-qt-pkg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D33]+[.$C$2]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string" calcext:value-type="string">
            <text:p>libyui-bindings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trans-allpacks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yast2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byebug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migration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online-update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pkg-bindings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overcommit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pkg-bindings-devel-doc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ntp-client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canner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ui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dateapplet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aytests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kdump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auth-client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control-center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update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x11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trans-pot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nis-server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chema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nfs-client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ui-qt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cfa_grub2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ca-management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hardware-detection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geo-cluster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childprocess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trans-stats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gettex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raspell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lcd-control-openSUSE-LangAddOn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rear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amba-client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testsuite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term-ansicolor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ervices-manager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dock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ftp-server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users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dns-server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theme-SLE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iniparse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text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lcd-control-openSUSE-promo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ycp-ui-bindings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pam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amba-server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ui-qt-graph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ound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cfa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qui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control-center-gnome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registratio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iscsi-lio-server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rubocop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ruby-progressbar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http-server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upport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isns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product-creator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firstboot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inetd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napper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dhcp-server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coveralls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ldap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lcd-control-openSUS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vpn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country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transfer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xml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yast-rake-ci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nfs-server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ast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apparmor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fonts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reipl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printer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ysconfig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unf_ext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devtools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mail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lp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s-release-sp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cluster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iscsi-client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multipath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online-update-configuration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packager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rainbow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simplecov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unicode-display_width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http-cooki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audit-laf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bootloader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fcoe-client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d-release-sp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boot-server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crowbar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journal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sudo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excon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metapackage-handler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tftp-server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alternatives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drbd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iplb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network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docil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yast-rake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add-on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astrolabe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mime-types-1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tune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locale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simplecov-htm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tins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them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EConnect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proxy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-Bootloader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powerpack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packaging_rake_tasks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st2-installation-control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unf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netrc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-libyui-rak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tests-test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lcd-control-SLE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age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qt5-qtsvg-sle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qt5-qtx11extras-sle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xkbcommon-sle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zy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gem-mime-typ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gem-rsp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gem-rspec-c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gem-rspec-expect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gem-rspec-mo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gem-yast-rake-ci-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st2-wago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List1.A2:List1.B17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 style:data-style-name="N2" text:time-value="15:01:11.52180159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4:43:01.038934589</meta:creation-date>
    <dc:date>2016-09-26T15:14:07.405443252</dc:date>
    <meta:editing-duration>PT15M17S</meta:editing-duration>
    <meta:editing-cycles>4</meta:editing-cycles>
    <meta:generator>LibreOffice/5.0.6.3$Linux_X86_64 LibreOffice_project/00m0$Build-3</meta:generator>
    <meta:document-statistic meta:table-count="1" meta:cell-count="4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4.201cm" style:legend-expansion="high" chart:style-name="ch2"/>
        <chart:plot-area chart:style-name="ch3" table:cell-range-address="List1.D1:List1.E33" chart:data-source-has-labels="both" svg:x="0.32cm" svg:y="0.18cm" svg:width="12.832cm" svg:height="8.64cm">
          <chartooo:coordinate-region svg:x="0.941cm" svg:y="0.301cm" svg:width="12.211cm" svg:height="7.517cm"/>
          <chart:axis chart:dimension="x" chart:name="primary-x" chart:style-name="ch4" chartooo:axis-type="auto">
            <chartooo:date-scale/>
            <chart:categories table:cell-range-address="List1.D2:List1.D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E2:List1.E33" chart:label-cell-address="List1.E1:List1.E1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packages</text:p>
                <draw:g>
                  <svg:desc>List1.E1:Lis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ist1.D2:List1.D33</svg:desc>
                </draw:g>
              </table:table-cell>
              <table:table-cell office:value-type="float" office:value="0">
                <text:p>0</text:p>
                <draw:g>
                  <svg:desc>List1.E2:List1.E3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